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2f1fb1" officeooo:paragraph-rsid="003662ff" style:font-weight-asian="bold" style:font-weight-complex="bold"/>
    </style:style>
    <style:style style:name="P4" style:family="paragraph" style:parent-style-name="Standard">
      <style:text-properties style:font-name="Arial" fo:font-weight="bold" officeooo:rsid="004ddab1" officeooo:paragraph-rsid="004ddab1" style:font-weight-asian="bold" style:font-weight-complex="bold"/>
    </style:style>
    <style:style style:name="P5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238d64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b846d" officeooo:paragraph-rsid="001b846d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418e35" officeooo:paragraph-rsid="0044510a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464d19" officeooo:paragraph-rsid="0044510a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7213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18e35" officeooo:paragraph-rsid="0044510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52a6b" officeooo:paragraph-rsid="0047213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305d7" officeooo:paragraph-rsid="0047213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52a6b" officeooo:paragraph-rsid="00472136" style:font-weight-asian="normal" style:font-weight-complex="normal"/>
    </style:style>
    <style:style style:name="P24" style:family="paragraph" style:parent-style-name="Standard">
      <style:text-properties officeooo:rsid="00165fa5" officeooo:paragraph-rsid="00165fa5"/>
    </style:style>
    <style:style style:name="P25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4583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72136" style:font-weight-asian="bold" style:font-weight-complex="bold"/>
    </style:style>
    <style:style style:name="P27" style:family="paragraph" style:parent-style-name="Standard">
      <style:text-properties fo:color="#ff3333" style:font-name="Arial" fo:font-weight="normal" officeooo:rsid="0049aa90" officeooo:paragraph-rsid="0044510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7213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af2a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2d9a" officeooo:paragraph-rsid="00483b3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7bcf5" officeooo:paragraph-rsid="004af2ac" style:font-weight-asian="normal" style:font-weight-complex="normal"/>
    </style:style>
    <style:style style:name="P32" style:family="paragraph" style:parent-style-name="Standard">
      <style:text-properties fo:color="#000000" style:font-name="Arial" fo:font-weight="bold" officeooo:rsid="00418e35" officeooo:paragraph-rsid="0044510a" style:font-weight-asian="bold" style:font-weight-complex="bold"/>
    </style:style>
    <style:style style:name="P33" style:family="paragraph" style:parent-style-name="Standard">
      <style:text-properties officeooo:rsid="004ddab1" officeooo:paragraph-rsid="004ddab1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407958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408357" officeooo:paragraph-rsid="00408357" style:font-weight-asian="bold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407958" officeooo:paragraph-rsid="00407958" style:font-weight-asian="normal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18e35" officeooo:paragraph-rsid="0044510a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Arial" fo:font-weight="bold" officeooo:rsid="001e8138" officeooo:paragraph-rsid="0044510a" style:font-weight-asian="bold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472136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style:font-name="Arial" style:text-underline-style="none" fo:font-weight="normal" officeooo:rsid="00458987" officeooo:paragraph-rsid="004952f2" style:font-weight-asian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52a6b" officeooo:paragraph-rsid="00472136" style:font-weight-asian="bold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29eb0" officeooo:paragraph-rsid="00472136" style:font-weight-asian="bold" style:font-weight-complex="bold"/>
    </style:style>
    <style:style style:name="P50" style:family="paragraph" style:parent-style-name="Standard" style:list-style-name="L6">
      <style:text-properties fo:color="#000000" style:font-name="Arial" fo:font-weight="bold" officeooo:rsid="00418e35" officeooo:paragraph-rsid="0044510a" style:font-weight-asian="bold" style:font-weight-complex="bold"/>
    </style:style>
    <style:style style:name="P51" style:family="paragraph" style:parent-style-name="Standard" style:list-style-name="L6">
      <style:text-properties fo:color="#000000" style:font-name="Arial" fo:font-weight="bold" officeooo:rsid="00418e35" officeooo:paragraph-rsid="004f6ac2" style:font-weight-asian="bold" style:font-weight-complex="bold"/>
    </style:style>
    <style:style style:name="P52" style:family="paragraph" style:parent-style-name="Standard" style:list-style-name="L6">
      <style:text-properties fo:color="#000000" style:font-name="Arial" fo:font-weight="bold" officeooo:rsid="0050c4cc" officeooo:paragraph-rsid="0050c4cc" fo:background-color="transparent" style:font-weight-asian="bold" style:font-weight-complex="bold"/>
    </style:style>
    <style:style style:name="P53" style:family="paragraph" style:parent-style-name="Standard" style:list-style-name="L6">
      <style:text-properties fo:color="#000000" style:font-name="Arial" fo:font-weight="normal" officeooo:rsid="004ddab1" officeooo:paragraph-rsid="004ddab1" fo:background-color="transparent" style:font-weight-asian="normal" style:font-weight-complex="normal"/>
    </style:style>
    <style:style style:name="P54" style:family="paragraph" style:parent-style-name="Standard" style:list-style-name="L6">
      <style:text-properties fo:color="#000000" style:font-name="Arial" fo:font-weight="normal" officeooo:rsid="0050c4cc" officeooo:paragraph-rsid="0050c4cc" fo:background-color="transparent" style:font-weight-asian="normal" style:font-weight-complex="normal"/>
    </style:style>
    <style:style style:name="P55" style:family="paragraph" style:parent-style-name="Standard" style:list-style-name="L6">
      <style:text-properties fo:color="#000000" style:font-name="Arial" fo:font-weight="normal" officeooo:rsid="0051462f" officeooo:paragraph-rsid="0051462f" fo:background-color="transparent" style:font-weight-asian="normal" style:font-weight-complex="normal"/>
    </style:style>
    <style:style style:name="P56" style:family="paragraph" style:parent-style-name="Standard" style:list-style-name="L6">
      <style:text-properties fo:color="#000000" style:font-name="Arial" fo:font-weight="normal" officeooo:rsid="004f6ac2" officeooo:paragraph-rsid="004f6ac2" style:font-weight-asian="normal" style:font-weight-complex="normal"/>
    </style:style>
    <style:style style:name="P57" style:family="paragraph" style:parent-style-name="Standard" style:list-style-name="L7">
      <style:text-properties fo:color="#000000" style:font-name="Arial" fo:font-weight="normal" officeooo:rsid="005311fb" officeooo:paragraph-rsid="0044510a" style:font-weight-asian="normal" style:font-weight-complex="normal"/>
    </style:style>
    <style:style style:name="P58" style:family="paragraph" style:parent-style-name="Standard" style:list-style-name="L7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59" style:family="paragraph" style:parent-style-name="Standard" style:list-style-name="L8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60" style:family="paragraph" style:parent-style-name="Standard" style:list-style-name="L9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61" style:family="paragraph" style:parent-style-name="Standard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62" style:family="paragraph" style:parent-style-name="Standard" style:list-style-name="L8">
      <style:text-properties fo:color="#000000" style:font-name="Arial" fo:font-weight="normal" officeooo:rsid="00418e35" officeooo:paragraph-rsid="0044510a" style:font-weight-asian="normal" style:font-weight-complex="normal"/>
    </style:style>
    <style:style style:name="P63" style:family="paragraph" style:parent-style-name="Standard" style:list-style-name="L10">
      <style:text-properties fo:color="#000000" style:font-name="Arial" fo:font-weight="normal" officeooo:rsid="004e025f" officeooo:paragraph-rsid="004e025f" style:font-weight-asian="normal" style:font-weight-complex="normal"/>
    </style:style>
    <style:style style:name="P64" style:family="paragraph" style:parent-style-name="Standard" style:list-style-name="L3">
      <style:text-properties officeooo:paragraph-rsid="003af598"/>
    </style:style>
    <style:style style:name="P65" style:family="paragraph" style:parent-style-name="Standard" style:list-style-name="L3">
      <style:text-properties style:font-name="Arial" fo:font-weight="bold" officeooo:rsid="001435ed" officeooo:paragraph-rsid="003af598" style:font-weight-asian="bold" style:font-weight-complex="bold"/>
    </style:style>
    <style:style style:name="P66" style:family="paragraph" style:parent-style-name="Standard" style:list-style-name="L3">
      <style:text-properties style:font-name="Arial" fo:font-weight="bold" officeooo:rsid="0015ccb5" officeooo:paragraph-rsid="003af598" style:font-weight-asian="bold" style:font-weight-complex="bold"/>
    </style:style>
    <style:style style:name="P67" style:family="paragraph" style:parent-style-name="Standard" style:list-style-name="L4">
      <style:text-properties style:font-name="Arial" fo:font-weight="bold" officeooo:rsid="00165fa5" officeooo:paragraph-rsid="00238d64" style:font-weight-asian="bold" style:font-weight-complex="bold"/>
    </style:style>
    <style:style style:name="P68" style:family="paragraph" style:parent-style-name="Standard" style:list-style-name="L4">
      <style:text-properties style:font-name="Arial" fo:font-weight="bold" officeooo:rsid="00165fa5" officeooo:paragraph-rsid="002420ef" style:font-weight-asian="bold" style:font-weight-complex="bold"/>
    </style:style>
    <style:style style:name="P69" style:family="paragraph" style:parent-style-name="Standard" style:list-style-name="L6">
      <style:text-properties style:font-name="Arial" fo:font-weight="bold" officeooo:rsid="00418e35" officeooo:paragraph-rsid="0044510a" style:font-weight-asian="bold" style:font-weight-complex="bold"/>
    </style:style>
    <style:style style:name="P70" style:family="paragraph" style:parent-style-name="Standard" style:list-style-name="L3">
      <style:text-properties style:font-name="Arial" fo:font-weight="normal" officeooo:rsid="001435ed" officeooo:paragraph-rsid="003af598" style:font-weight-asian="normal" style:font-weight-complex="normal"/>
    </style:style>
    <style:style style:name="P71" style:family="paragraph" style:parent-style-name="Standard" style:list-style-name="L3">
      <style:text-properties style:font-name="Arial" fo:font-weight="normal" officeooo:rsid="0015ccb5" officeooo:paragraph-rsid="0015ccb5" style:font-weight-asian="normal" style:font-weight-complex="normal"/>
    </style:style>
    <style:style style:name="P72" style:family="paragraph" style:parent-style-name="Standard" style:list-style-name="L3">
      <style:text-properties style:font-name="Arial" fo:font-weight="normal" officeooo:rsid="0015ccb5" officeooo:paragraph-rsid="003af598" style:font-weight-asian="normal" style:font-weight-complex="normal"/>
    </style:style>
    <style:style style:name="P73" style:family="paragraph" style:parent-style-name="Standard" style:list-style-name="L3">
      <style:text-properties style:font-name="Arial" fo:font-weight="normal" officeooo:rsid="0019029c" officeooo:paragraph-rsid="003af598" style:font-weight-asian="normal" style:font-weight-complex="normal"/>
    </style:style>
    <style:style style:name="P74" style:family="paragraph" style:parent-style-name="Standard" style:list-style-name="L5">
      <style:text-properties style:font-name="Arial" fo:font-weight="normal" officeooo:rsid="00407958" officeooo:paragraph-rsid="00407958" style:font-weight-asian="normal" style:font-weight-complex="normal"/>
    </style:style>
    <style:style style:name="P75" style:family="paragraph" style:parent-style-name="Standard" style:list-style-name="L5">
      <style:text-properties style:font-name="Arial" fo:font-weight="normal" officeooo:rsid="001b846d" officeooo:paragraph-rsid="001b846d" style:font-weight-asian="normal" style:font-weight-complex="normal"/>
    </style:style>
    <style:style style:name="P76" style:family="paragraph" style:parent-style-name="Standard" style:list-style-name="L5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77" style:family="paragraph" style:parent-style-name="Standard" style:list-style-name="L6">
      <style:text-properties fo:color="#ff3333" style:font-name="Arial" fo:font-weight="normal" officeooo:rsid="0050505d" officeooo:paragraph-rsid="0044510a" style:font-weight-asian="normal" style:font-weight-complex="normal"/>
    </style:style>
    <style:style style:name="P78" style:family="paragraph" style:parent-style-name="Standard" style:list-style-name="L6">
      <style:text-properties fo:color="#ff3333" style:font-name="Arial" fo:font-weight="normal" officeooo:rsid="0049aa90" officeooo:paragraph-rsid="0044510a" fo:background-color="transparent" style:font-weight-asian="normal" style:font-weight-complex="normal"/>
    </style:style>
    <style:style style:name="P79" style:family="paragraph" style:parent-style-name="Standard" style:list-style-name="L6">
      <style:text-properties fo:color="#ff3333" style:font-name="Arial" fo:font-weight="bold" officeooo:rsid="00418e35" officeooo:paragraph-rsid="0044510a" style:font-weight-asian="bold" style:font-weight-complex="bold"/>
    </style:style>
    <style:style style:name="P80" style:family="paragraph" style:parent-style-name="Standard" style:list-style-name="L10">
      <style:text-properties officeooo:rsid="004ddab1" officeooo:paragraph-rsid="004ddab1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ddab1" officeooo:paragraph-rsid="004ddab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fo:font-weight="normal" officeooo:rsid="00407958" style:font-weight-asian="normal" style:font-weight-complex="normal"/>
    </style:style>
    <style:style style:name="T7" style:family="text">
      <style:text-properties fo:font-weight="normal" officeooo:rsid="0041aefc" style:font-weight-asian="normal" style:font-weight-complex="normal"/>
    </style:style>
    <style:style style:name="T8" style:family="text">
      <style:text-properties fo:font-weight="normal" officeooo:rsid="00463008" style:font-weight-asian="normal" style:font-weight-complex="normal"/>
    </style:style>
    <style:style style:name="T9" style:family="text">
      <style:text-properties fo:font-weight="normal" officeooo:rsid="00458987" style:font-weight-asian="normal" style:font-weight-complex="normal"/>
    </style:style>
    <style:style style:name="T10" style:family="text">
      <style:text-properties fo:font-weight="normal" officeooo:rsid="004952f2" style:font-weight-asian="normal" style:font-weight-complex="normal"/>
    </style:style>
    <style:style style:name="T11" style:family="text">
      <style:text-properties fo:font-weight="normal" officeooo:rsid="004af2ac" style:font-weight-asian="normal" style:font-weight-complex="normal"/>
    </style:style>
    <style:style style:name="T12" style:family="text">
      <style:text-properties fo:font-weight="normal" officeooo:rsid="0050c4cc" style:font-weight-asian="normal" style:font-weight-complex="norm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1435ed" style:font-weight-asian="normal" style:font-weight-complex="normal"/>
    </style:style>
    <style:style style:name="T15" style:family="text">
      <style:text-properties style:font-name="Arial" fo:font-weight="normal" officeooo:rsid="00165fa5" style:font-weight-asian="normal" style:font-weight-complex="normal"/>
    </style:style>
    <style:style style:name="T16" style:family="text">
      <style:text-properties style:font-name="Arial" fo:font-weight="normal" officeooo:rsid="0039fcf7" style:font-weight-asian="normal" style:font-weight-complex="normal"/>
    </style:style>
    <style:style style:name="T17" style:family="text">
      <style:text-properties style:font-name="Arial" fo:font-weight="normal" officeooo:rsid="004d1283" style:font-weight-asian="normal" style:font-weight-complex="normal"/>
    </style:style>
    <style:style style:name="T18" style:family="text">
      <style:text-properties officeooo:rsid="0018010e"/>
    </style:style>
    <style:style style:name="T19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21" style:family="text">
      <style:text-properties officeooo:rsid="00185a4b"/>
    </style:style>
    <style:style style:name="T22" style:family="text">
      <style:text-properties officeooo:rsid="001d26c8"/>
    </style:style>
    <style:style style:name="T23" style:family="text">
      <style:text-properties officeooo:rsid="00238d64"/>
    </style:style>
    <style:style style:name="T24" style:family="text">
      <style:text-properties officeooo:rsid="00254abf"/>
    </style:style>
    <style:style style:name="T25" style:family="text">
      <style:text-properties officeooo:rsid="0034bb7f"/>
    </style:style>
    <style:style style:name="T26" style:family="text">
      <style:text-properties officeooo:rsid="003af598"/>
    </style:style>
    <style:style style:name="T27" style:family="text">
      <style:text-properties officeooo:rsid="003d185d"/>
    </style:style>
    <style:style style:name="T28" style:family="text">
      <style:text-properties officeooo:rsid="00407958"/>
    </style:style>
    <style:style style:name="T29" style:family="text">
      <style:text-properties style:text-underline-style="solid" style:text-underline-width="auto" style:text-underline-color="font-color" officeooo:rsid="00418e35"/>
    </style:style>
    <style:style style:name="T30" style:family="text">
      <style:text-properties style:text-underline-style="solid" style:text-underline-width="auto" style:text-underline-color="font-color" officeooo:rsid="0044510a"/>
    </style:style>
    <style:style style:name="T31" style:family="text">
      <style:text-properties fo:color="#ff3333"/>
    </style:style>
    <style:style style:name="T32" style:family="text">
      <style:text-properties fo:color="#ff3333" officeooo:rsid="0050505d"/>
    </style:style>
    <style:style style:name="T33" style:family="text">
      <style:text-properties fo:color="#000000"/>
    </style:style>
    <style:style style:name="T34" style:family="text">
      <style:text-properties fo:color="#000000" officeooo:rsid="0047f81c"/>
    </style:style>
    <style:style style:name="T35" style:family="text">
      <style:text-properties fo:color="#000000" style:font-name="Arial" style:text-underline-style="none" fo:font-weight="bold" officeooo:rsid="004952f2" style:font-weight-asian="bold" style:font-weight-complex="bold"/>
    </style:style>
    <style:style style:name="T36" style:family="text">
      <style:text-properties fo:color="#000000" style:font-name="Arial" style:text-underline-style="none" fo:font-weight="normal" officeooo:rsid="00429eb0" style:font-weight-asian="normal" style:font-weight-complex="normal"/>
    </style:style>
    <style:style style:name="T37" style:family="text">
      <style:text-properties fo:color="#000000" style:font-name="Arial" style:text-underline-style="none" fo:font-weight="normal" officeooo:rsid="00458987" style:font-weight-asian="normal" style:font-weight-complex="normal"/>
    </style:style>
    <style:style style:name="T38" style:family="text">
      <style:text-properties fo:color="#000000" style:font-name="Arial" style:text-underline-style="none" fo:font-weight="normal" officeooo:rsid="004952f2" style:font-weight-asian="normal" style:font-weight-complex="normal"/>
    </style:style>
    <style:style style:name="T39" style:family="text">
      <style:text-properties fo:color="#000000" style:font-name="Arial" fo:font-weight="normal" style:font-weight-asian="normal" style:font-weight-complex="normal"/>
    </style:style>
    <style:style style:name="T40" style:family="text">
      <style:text-properties fo:color="#000000" style:font-name="Arial" fo:font-weight="normal" officeooo:rsid="004e025f" style:font-weight-asian="normal" style:font-weight-complex="normal"/>
    </style:style>
    <style:style style:name="T41" style:family="text">
      <style:text-properties officeooo:rsid="003662ff"/>
    </style:style>
    <style:style style:name="T42" style:family="text">
      <style:text-properties officeooo:rsid="00458987"/>
    </style:style>
    <style:style style:name="T43" style:family="text">
      <style:text-properties officeooo:rsid="00483b35"/>
    </style:style>
    <style:style style:name="T44" style:family="text">
      <style:text-properties officeooo:rsid="004f6ac2"/>
    </style:style>
    <style:style style:name="T45" style:family="text">
      <style:text-properties officeooo:rsid="0050e967"/>
    </style:style>
    <style:style style:name="T46" style:family="text">
      <style:text-properties officeooo:rsid="0052e3f8"/>
    </style:style>
    <style:style style:name="T47" style:family="text">
      <style:text-properties officeooo:rsid="005499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REAM <text:span text:style-name="T28">2</text:span> PROJECT</text:p>
      <text:p text:style-name="P17"/>
      <text:p text:style-name="P23"><text:span text:style-name="T33">This doc is to show the thought that has gone into the site design and the structured way in which the design/experience </text:span><text:span text:style-name="T34">and manual testing</text:span><text:span text:style-name="T33"> has been approached. </text:span><text:span text:style-name="T41">This may seem overkill for such a small site, but it serves as an illustration of awareness that a structured approach needs to be taken with Web Development projects, and demonstrate my ability to step through one of those approaches and apply it to a real life example.</text:span></text:p>
      <text:p text:style-name="P19"/>
      <text:p text:style-name="P21">Site:</text:p>
      <text:p text:style-name="P30">The idea behind this site was for it to be a portfolio site through which I could demonstrate competency in Web Development skills to a future employers, <text:span text:style-name="T43">showing I could incorporate database functionality to produce a useful and highly responsive data driven front Web Site. The website</text:span> has a dual purpose of being a piece of graded project work an as such I had to be aware that there were two distinct primary audiences it was addressing.</text:p>
      <text:p text:style-name="P19"/>
      <text:p text:style-name="P22">Users</text:p>
      <text:p text:style-name="P19"/>
      <text:p text:style-name="P28">ACTOR &amp; GOAL</text:p>
      <text:list xml:id="list5376842597528800694" text:style-name="L1">
        <text:list-item>
          <text:p text:style-name="P46"><text:span text:style-name="T35">Football Fan</text:span><text:span text:style-name="T36">: </text:span><text:span text:style-name="T37">Browses website looking </text:span><text:span text:style-name="T38">to drill down into football transfer data.</text:span></text:p>
          <text:p text:style-name="P47"/>
        </text:list-item>
      </text:list>
      <text:p text:style-name="P28">USER ROLE</text:p>
      <text:list xml:id="list2662974682013536927" text:style-name="L2">
        <text:list-item>
          <text:p text:style-name="P48">Potential Client:<text:span text:style-name="T1"> </text:span><text:span text:style-name="T9">Looks at site for </text:span><text:span text:style-name="T10">clear information and different ways of splitting to data to produce insight into it</text:span><text:span text:style-name="T9">.</text:span></text:p>
        </text:list-item>
        <text:list-item>
          <text:p text:style-name="P48"><text:span text:style-name="T42">Exam Assessor</text:span>:<text:span text:style-name="T1"> </text:span><text:span text:style-name="T9">Assesses site against course grading criteria.</text:span></text:p>
        </text:list-item>
      </text:list>
      <text:p text:style-name="P26"/>
      <text:p text:style-name="P28">USER PROFILE</text:p>
      <text:list xml:id="list120934560779818" text:continue-numbering="true" text:style-name="L2">
        <text:list-item>
          <text:p text:style-name="P49">Users: <text:span text:style-name="T8">5-10</text:span><text:span text:style-name="T1"> </text:span><text:span text:style-name="T11">fans</text:span><text:span text:style-name="T8">/assessors</text:span><text:span text:style-name="T1"> visit this website monthly</text:span></text:p>
        </text:list-item>
        <text:list-item>
          <text:p text:style-name="P49">Activities: <text:span text:style-name="T8">B</text:span><text:span text:style-name="T1">rowsing</text:span></text:p>
        </text:list-item>
        <text:list-item>
          <text:p text:style-name="P49">Computer Skills: <text:span text:style-name="T11">Basic</text:span><text:span text:style-name="T1"> to expert</text:span></text:p>
        </text:list-item>
        <text:list-item>
          <text:p text:style-name="P49">Domain expertise:<text:span text:style-name="T1"> </text:span><text:span text:style-name="T8">T</text:span><text:span text:style-name="T1">ypical </text:span><text:span text:style-name="T8">users (clients/assessors) will have used websites before </text:span><text:span text:style-name="T11">although perhaps football fans may not have used DC.js graphs before</text:span><text:span text:style-name="T8">.</text:span></text:p>
        </text:list-item>
      </text:list>
      <text:p text:style-name="P25"/>
      <text:p text:style-name="P29">PERSONA</text:p>
      <text:p text:style-name="P31">Due to the limited scope of this site, specific personas have not been developed but this has been kept in to acknowledge that it is a part of the development process that should be considered.</text:p>
      <text:p text:style-name="P18"/>
      <text:p text:style-name="P44">User Experience</text:p>
      <text:p text:style-name="P3"/>
      <text:p text:style-name="P1">Strategy:</text:p>
      <text:p text:style-name="P5">Business/Website goals drive who is going to use it and where it is going to be used, it is this that develops strategy.</text:p>
      <text:p text:style-name="P5"/>
      <text:p text:style-name="P34">Website Goals:</text:p>
      <text:p text:style-name="P34"><text:span text:style-name="T1">To show my competency in developing a basis websites </text:span><text:span text:style-name="T3">to future employers</text:span></text:p>
      <text:p text:style-name="P39"/>
      <text:p text:style-name="P36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38"/>
      <text:p text:style-name="P38">To show/explain good practice has been followed, <text:span text:style-name="T26">such as</text:span>:</text:p>
      <text:list xml:id="list1674458116264200639" text:style-name="L3">
        <text:list-item>
          <text:p text:style-name="P65">Design</text:p>
          <text:list>
            <text:list-item>
              <text:p text:style-name="P70">Garrets Elements of UX Stack</text:p>
            </text:list-item>
            <text:list-item>
              <text:p text:style-name="P64"><text:span text:style-name="T15">Usability Heuristics </text:span><text:span text:style-name="T16">(where applicable)</text:span></text:p>
            </text:list-item>
          </text:list>
          <text:p text:style-name="P71"/>
        </text:list-item>
        <text:list-item>
          <text:p text:style-name="P66">Coding:</text:p>
          <text:list>
            <text:list-item>
              <text:p text:style-name="P66"><text:span text:style-name="T1">W3C HTML/CSS </text:span><text:span text:style-name="T3">compliant</text:span></text:p>
            </text:list-item>
            <text:list-item>
              <text:p text:style-name="P73">Cross browser compatibility (HTML/CSS/JS)</text:p>
            </text:list-item>
            <text:list-item>
              <text:p text:style-name="P71">Semantic MarkUp</text:p>
            </text:list-item>
            <text:list-item>
              <text:p text:style-name="P71">Modular Coding</text:p>
            </text:list-item>
            <text:list-item>
              <text:p text:style-name="P72">Scripts at bottom of <text:span text:style-name="T27">b</text:span>ody</text:p>
            </text:list-item>
            <text:list-item>
              <text:p text:style-name="P72">External CSS/JS and JS in scripts folder </text:p>
            </text:list-item>
          </text:list>
        </text:list-item>
      </text:list>
      <text:p text:style-name="P40"/>
      <text:p text:style-name="P35"><text:span text:style-name="T1">To showcase </text:span><text:span text:style-name="T6">ability to </text:span><text:span text:style-name="T7">create an interactive dashboard </text:span><text:span text:style-name="T6">us</text:span><text:span text:style-name="T7">ing</text:span><text:span text:style-name="T6"> D3.js, Crossfilter and DC.js</text:span></text:p>
      <text:p text:style-name="P41"/>
      <text:p text:style-name="P37"><text:span text:style-name="T6">T</text:span><text:span text:style-name="T1">o showcase my ability to use Flask.</text:span></text:p>
      <text:p text:style-name="P40"/>
      <text:p text:style-name="P34"><text:span text:style-name="T1">To showcase on</text:span><text:span text:style-name="T2">e</text:span><text:span text:style-name="T1"> of my interests </text:span><text:span text:style-name="T6">football, especially my amazement at how much money is involved!</text:span></text:p>
      <text:p text:style-name="P7"/>
      <text:p text:style-name="P43"><text:span text:style-name="T18"><text:tab/>W</text:span>ho is going to be using it?</text:p>
      <text:p text:style-name="P8"><text:tab/>Exam board <text:span text:style-name="T22">(for Certificate)</text:span></text:p>
      <text:p text:style-name="P24"><text:span text:style-name="T13"><text:tab/>Prospective/</text:span><text:span text:style-name="T14">F</text:span><text:span text:style-name="T13">uture free portfolio builders (charities or good causes)</text:span></text:p>
      <text:p text:style-name="P24"><text:span text:style-name="T13"><text:tab/>Prospective/</text:span><text:span text:style-name="T14">F</text:span><text:span text:style-name="T13">uture Employers</text:span></text:p>
      <text:p text:style-name="P24"><text:span text:style-name="T13"><text:tab/></text:span><text:span text:style-name="T17">Football fans</text:span></text:p>
      <text:p text:style-name="P6"/>
      <text:p text:style-name="P43"><text:tab/>Where will it be used?</text:p>
      <text:list xml:id="list6594921603138494331" text:style-name="L4">
        <text:list-item>
          <text:p text:style-name="P67">Mobile phone<text:span text:style-name="T1"> –</text:span><text:span text:style-name="T4"> </text:span><text:span text:style-name="T19">Friends/Family, viewing in social context with them, exam board for assessment purposes (i.e mobile friendly design).</text:span></text:p>
        </text:list-item>
        <text:list-item>
          <text:p text:style-name="P68">Tablet<text:span text:style-name="T1"> –</text:span><text:span text:style-name="T4"> </text:span><text:span text:style-name="T19">Friends/Family viewing in home context, some employers </text:span><text:span text:style-name="T20">might</text:span><text:span text:style-name="T19"> use tablets for profile/portfolio browsing, </text:span><text:span text:style-name="T20">e</text:span><text:span text:style-name="T19">xam board for assessment purposes (i.e tablet friendly design) </text:span><text:span text:style-name="T20">and potentially </text:span><text:span text:style-name="T19">charities </text:span><text:span text:style-name="T20">for portfolio review.</text:span></text:p>
        </text:list-item>
        <text:list-item>
          <text:p text:style-name="P67">Laptop/<text:span text:style-name="T23">Desktop</text:span><text:span text:style-name="T1"> –</text:span><text:span text:style-name="T4"> </text:span><text:span text:style-name="T19">Employers for profile/portfolio browsing, charities for portfolio review, exam board for assessment purposes, </text:span><text:span text:style-name="T20">possibly friends/family for home viewing.</text:span></text:p>
        </text:list-item>
      </text:list>
      <text:p text:style-name="P11"/>
      <text:p text:style-name="P2"><text:span text:style-name="T21">User task-centric </text:span>Scope:</text:p>
      <text:p text:style-name="P9">What tasks will the users wa<text:span text:style-name="T24">n</text:span>t to be able to do?</text:p>
      <text:list xml:id="list1535809205950401975" text:style-name="L5">
        <text:list-item>
          <text:p text:style-name="P74">They will want to understand what the data is showing</text:p>
        </text:list-item>
        <text:list-item>
          <text:p text:style-name="P74"><text:soft-page-break/>They will want to see information clearly laid out in a logical manner</text:p>
        </text:list-item>
        <text:list-item>
          <text:p text:style-name="P74">They will want to be able to interact with the data and see the impact of applying the different filters.</text:p>
        </text:list-item>
        <text:list-item>
          <text:p text:style-name="P75">Browse</text:p>
          <text:list>
            <text:list-item>
              <text:p text:style-name="P75">Navigate Site <text:span text:style-name="T25">(no need, too small for breadcrumb or site map)</text:span></text:p>
            </text:list-item>
          </text:list>
        </text:list-item>
      </text:list>
      <text:p text:style-name="P14"/>
      <text:list xml:id="list120934684595917" text:continue-numbering="true" text:style-name="L5">
        <text:list-header>
          <text:p text:style-name="P76"/>
        </text:list-header>
      </text:list>
      <text:p text:style-name="P12"/>
      <text:p text:style-name="P1">Structure:</text:p>
      <text:p text:style-name="P13">The structure of the site was clear as it is of such small size.</text:p>
      <text:p text:style-name="P10"/>
      <text:p text:style-name="P1">Skeleton:</text:p>
      <text:p text:style-name="P13">The page skeletons were wireframed <text:a xlink:type="simple" xlink:href="https://www.gliffy.com/go/html5/11867497" text:style-name="Internet_20_link" text:visited-style-name="Visited_20_Internet_20_Link"><text:span text:style-name="T47">i</text:span></text:a><text:span text:style-name="T47">n LibreOffice Impress</text:span></text:p>
      <text:p text:style-name="P10"/>
      <text:p text:style-name="P1">Surface:</text:p>
      <text:p text:style-name="P13">This can be seen as you browse the site</text:p>
      <text:p text:style-name="P20"/>
      <text:p text:style-name="P20"/>
      <text:p text:style-name="P45"><text:span text:style-name="T30">Manual </text:span><text:span text:style-name="T29">Testing</text:span></text:p>
      <text:p text:style-name="P16">Also point out that have used sublime auto-updater to manage vendor prefixes, and the auto-updater gets its info from the caniuse database</text:p>
      <text:p text:style-name="P15"/>
      <text:p text:style-name="P32">Functionality Testing:</text:p>
      <text:list xml:id="list7881927090955760278" text:style-name="L6">
        <text:list-item>
          <text:p text:style-name="P50">Test all internal links.</text:p>
          <text:list>
            <text:list-item>
              <text:p text:style-name="P53">Home, Data and About</text:p>
            </text:list-item>
          </text:list>
        </text:list-item>
        <text:list-item>
          <text:p text:style-name="P51">Test all <text:span text:style-name="T44">ex</text:span>ternal links <text:span text:style-name="T12">(About page)</text:span>.</text:p>
          <text:list>
            <text:list-item>
              <text:p text:style-name="P56">D3js.org, crossfilter, flask, transfer league, dc.js</text:p>
            </text:list-item>
          </text:list>
        </text:list-item>
        <text:list-item>
          <text:p text:style-name="P52">Data Page</text:p>
          <text:list>
            <text:list-item>
              <text:p text:style-name="P54">Check data is fed into all charts</text:p>
            </text:list-item>
            <text:list-item>
              <text:p text:style-name="P54">Check filter on one chart results in correct change in others</text:p>
            </text:list-item>
            <text:list-item>
              <text:p text:style-name="P54">Check individual chart resets work for individual chart, plus all other charts</text:p>
            </text:list-item>
            <text:list-item>
              <text:p text:style-name="P54">Check main filter button resets all charts</text:p>
            </text:list-item>
            <text:list-item>
              <text:p text:style-name="P54">Check that Most expensive transfers table is ordered by fee</text:p>
            </text:list-item>
            <text:list-item>
              <text:p text:style-name="P55">Check total transfer spend is in correct units <text:span text:style-name="T46">(and correct value)</text:span></text:p>
              <text:list>
                <text:list-header>
                  <text:p text:style-name="P78"/>
                </text:list-header>
              </text:list>
            </text:list-item>
          </text:list>
        </text:list-item>
        <text:list-item>
          <text:p text:style-name="P69"><text:span text:style-name="T31">Validating your HTML: </text:span><text:a xlink:type="simple" xlink:href="https://validator.w3.org/" text:style-name="Internet_20_link" text:visited-style-name="Visited_20_Internet_20_Link"><text:span text:style-name="T32">https://validator.w3.org/</text:span></text:a></text:p>
          <text:list>
            <text:list-item>
              <text:p text:style-name="P77">HomePage: </text:p>
            </text:list-item>
            <text:list-item>
              <text:p text:style-name="P77"><text:span text:style-name="T45">Data </text:span>Page: </text:p>
            </text:list-item>
            <text:list-item>
              <text:p text:style-name="P77"><text:span text:style-name="T45">About</text:span> Page: </text:p>
              <text:p text:style-name="P79"/>
            </text:list-item>
          </text:list>
        </text:list-item>
      </text:list>
      <text:p text:style-name="P32">Compatibility Testing:</text:p>
      <text:p text:style-name="P42">Browser compatibility</text:p>
      <text:list xml:id="list1899382226509336278" text:style-name="L7">
        <text:list-item>
          <text:list>
            <text:list-item>
              <text:p text:style-name="P57">Firefox</text:p>
            </text:list-item>
            <text:list-item>
              <text:p text:style-name="P57">Chrome</text:p>
            </text:list-item>
            <text:list-item>
              <text:p text:style-name="P57">IE</text:p>
            </text:list-item>
            <text:list-item>
              <text:p text:style-name="P58">Safari</text:p>
            </text:list-item>
          </text:list>
        </text:list-item>
      </text:list>
      <text:list xml:id="list4932279830667908468" text:style-name="L8">
        <text:list-header>
          <text:p text:style-name="P62"/>
          <text:p text:style-name="P62">Operating system compatibility</text:p>
          <text:list>
            <text:list-item>
              <text:p text:style-name="P59">Win10</text:p>
            </text:list-item>
            <text:list-item>
              <text:p text:style-name="P59">macOS</text:p>
            </text:list-item>
          </text:list>
        </text:list-header>
      </text:list>
      <text:p text:style-name="P27"/>
      <text:p text:style-name="P4">Responsiveness</text:p>
      <text:p text:style-name="P81">Physical Devices:</text:p>
      <text:list xml:id="list5308096398482258656" text:style-name="L9">
        <text:list-item>
          <text:list>
            <text:list-item>
              <text:p text:style-name="P60">Tablet (iPad and Android)</text:p>
            </text:list-item>
            <text:list-item>
              <text:p text:style-name="P60">Laptop (Windows)</text:p>
            </text:list-item>
            <text:list-item>
              <text:p text:style-name="P60">Desktop (macOS)</text:p>
            </text:list-item>
          </text:list>
        </text:list-item>
      </text:list>
      <text:p text:style-name="P61"/>
      <text:p text:style-name="P33"><text:span text:style-name="T39"><text:tab/>Software Simulations </text:span><text:span text:style-name="T40">(simulating an array of different device types/sizes)</text:span><text:span text:style-name="T39">:</text:span></text:p>
      <text:list xml:id="list7362438547375859639" text:style-name="L10">
        <text:list-item>
          <text:list>
            <text:list-item>
              <text:p text:style-name="P80"><text:span text:style-name="T39">Device Toolbar (Within Google Chrome’s </text:span><text:span text:style-name="T40">web </text:span><text:span text:style-name="T39">developer tools).</text:span></text:p>
            </text:list-item>
            <text:list-item>
              <text:p text:style-name="P63">Responsive Design Mode (Within FireFox web developer tool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8-01-21T12:09:33.963000000</dc:date>
    <meta:editing-duration>PT10H24M29S</meta:editing-duration>
    <meta:editing-cycles>56</meta:editing-cycles>
    <meta:document-statistic meta:table-count="0" meta:image-count="0" meta:object-count="0" meta:page-count="4" meta:paragraph-count="100" meta:word-count="826" meta:character-count="4924" meta:non-whitespace-character-count="4236"/>
  </office:meta>
</office:document-meta>
</file>